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2276" officeooo:paragraph-rsid="00032276"/>
    </style:style>
    <style:style style:name="P2" style:family="paragraph" style:parent-style-name="Standard">
      <style:text-properties officeooo:rsid="00040098" officeooo:paragraph-rsid="00040098"/>
    </style:style>
    <style:style style:name="P3" style:family="paragraph" style:parent-style-name="Standard">
      <style:text-properties officeooo:rsid="000481ee" officeooo:paragraph-rsid="000481ee"/>
    </style:style>
    <style:style style:name="P4" style:family="paragraph" style:parent-style-name="Standard">
      <style:text-properties officeooo:rsid="0004bef6" officeooo:paragraph-rsid="0004bef6"/>
    </style:style>
    <style:style style:name="P5" style:family="paragraph" style:parent-style-name="Standard">
      <style:text-properties officeooo:rsid="00074eb9" officeooo:paragraph-rsid="00074eb9"/>
    </style:style>
    <style:style style:name="P6" style:family="paragraph" style:parent-style-name="Standard">
      <style:text-properties officeooo:paragraph-rsid="00086a05"/>
    </style:style>
    <style:style style:name="P7" style:family="paragraph" style:parent-style-name="Standard">
      <style:text-properties officeooo:rsid="001629e6"/>
    </style:style>
    <style:style style:name="P8" style:family="paragraph" style:parent-style-name="Text_20_body">
      <style:text-properties officeooo:rsid="000de19f" officeooo:paragraph-rsid="000de19f"/>
    </style:style>
    <style:style style:name="P9" style:family="paragraph" style:parent-style-name="Text_20_body">
      <style:text-properties officeooo:rsid="0020e3b1" officeooo:paragraph-rsid="0020e3b1"/>
    </style:style>
    <style:style style:name="P10" style:family="paragraph" style:parent-style-name="Text_20_body">
      <style:text-properties officeooo:rsid="0023aec7" officeooo:paragraph-rsid="0023aec7"/>
    </style:style>
    <style:style style:name="P11" style:family="paragraph" style:parent-style-name="Text_20_body">
      <style:text-properties officeooo:rsid="00254b8d" officeooo:paragraph-rsid="00254b8d"/>
    </style:style>
    <style:style style:name="P12" style:family="paragraph" style:parent-style-name="Text_20_body">
      <style:text-properties officeooo:rsid="00260875" officeooo:paragraph-rsid="00260875"/>
    </style:style>
    <style:style style:name="P13" style:family="paragraph" style:parent-style-name="Text_20_body">
      <style:text-properties officeooo:rsid="0026e970" officeooo:paragraph-rsid="0026e970"/>
    </style:style>
    <style:style style:name="P14" style:family="paragraph" style:parent-style-name="Text_20_body">
      <style:text-properties officeooo:rsid="00283713" officeooo:paragraph-rsid="00283713"/>
    </style:style>
    <style:style style:name="P15" style:family="paragraph" style:parent-style-name="Text_20_body">
      <style:text-properties officeooo:rsid="002b152c" officeooo:paragraph-rsid="002b152c"/>
    </style:style>
    <style:style style:name="P16" style:family="paragraph" style:parent-style-name="Text_20_body">
      <style:text-properties fo:font-style="normal" officeooo:rsid="002b152c" officeooo:paragraph-rsid="002b152c" style:font-style-asian="normal" style:font-style-complex="normal"/>
    </style:style>
    <style:style style:name="P17" style:family="paragraph" style:parent-style-name="Text_20_body">
      <style:text-properties officeooo:rsid="002be40c" officeooo:paragraph-rsid="002be40c"/>
    </style:style>
    <style:style style:name="P18" style:family="paragraph" style:parent-style-name="Text_20_body">
      <style:text-properties fo:color="#0000bf" officeooo:rsid="002be40c" officeooo:paragraph-rsid="002be40c"/>
    </style:style>
    <style:style style:name="P19" style:family="paragraph" style:parent-style-name="Text_20_body">
      <style:text-properties officeooo:paragraph-rsid="00283713"/>
    </style:style>
    <style:style style:name="P20" style:family="paragraph" style:parent-style-name="Text_20_body">
      <style:text-properties officeooo:rsid="002edf47" officeooo:paragraph-rsid="002edf47"/>
    </style:style>
    <style:style style:name="P21" style:family="paragraph" style:parent-style-name="Text_20_body">
      <style:text-properties officeooo:rsid="002f9610" officeooo:paragraph-rsid="002f9610"/>
    </style:style>
    <style:style style:name="P22" style:family="paragraph" style:parent-style-name="Heading_20_1">
      <style:text-properties officeooo:rsid="0012ac64" officeooo:paragraph-rsid="0012ac64"/>
    </style:style>
    <style:style style:name="T1" style:family="text">
      <style:text-properties officeooo:rsid="0005b6fb"/>
    </style:style>
    <style:style style:name="T2" style:family="text">
      <style:text-properties officeooo:rsid="00074eb9"/>
    </style:style>
    <style:style style:name="T3" style:family="text">
      <style:text-properties officeooo:rsid="00086a05"/>
    </style:style>
    <style:style style:name="T4" style:family="text">
      <style:text-properties officeooo:rsid="000a4ab5"/>
    </style:style>
    <style:style style:name="T5" style:family="text">
      <style:text-properties officeooo:rsid="000c83e9"/>
    </style:style>
    <style:style style:name="T6" style:family="text">
      <style:text-properties officeooo:rsid="000fd4bc"/>
    </style:style>
    <style:style style:name="T7" style:family="text">
      <style:text-properties officeooo:rsid="001466da"/>
    </style:style>
    <style:style style:name="T8" style:family="text">
      <style:text-properties officeooo:rsid="001a691c"/>
    </style:style>
    <style:style style:name="T9" style:family="text">
      <style:text-properties officeooo:rsid="00283713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officeooo:rsid="002b742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BeamProfiler_pd1</text:p>
      <text:p text:style-name="P1"/>
      <text:h text:style-name="P22" text:outline-level="1"><text:span text:style-name="T7">Install heat sinks one </text:span>the Pi</text:h>
      <text:p text:style-name="P7">0. <text:tab/>https://raspberrytips.com/install-heat-sinks-raspberry-pi/</text:p>
      <text:h text:style-name="Heading_20_1" text:outline-level="1">Setting up you<text:span text:style-name="T4">r</text:span> Raspberry Pi</text:h>
      <text:p text:style-name="P2"><text:a xlink:type="simple" xlink:href="https://projects.raspberrypi.org/en/projects/raspberry-pi-setting-up" text:style-name="Internet_20_link" text:visited-style-name="Visited_20_Internet_20_Link">https://projects.raspberrypi.org/en/projects/raspberry-pi-setting-up</text:a></text:p>
      <text:p text:style-name="P3">1.<text:tab/>insert SD-card</text:p>
      <text:p text:style-name="P4">2.<text:tab/>connect the mouse to <text:span text:style-name="T1">a</text:span> USB-port</text:p>
      <text:p text:style-name="P4">3.<text:tab/><text:span text:style-name="T2">connect a keyboard to a USB-port</text:span></text:p>
      <text:p text:style-name="P5">4.<text:tab/><text:span text:style-name="T3">connect a screen via HDMI</text:span></text:p>
      <text:p text:style-name="P6"><text:span text:style-name="T3">5.<text:tab/>connect power supply to </text:span>micro-USB<text:tab/><text:span text:style-name="T5">(the Pi starts to boot)</text:span></text:p>
      <text:p text:style-name="P3"/>
      <text:h text:style-name="Heading_20_1" text:outline-level="1">Finish Setup</text:h>
      <text:p text:style-name="P8">6. <text:tab/>select corresponding settings</text:p>
      <text:p text:style-name="P8"/>
      <text:h text:style-name="Heading_20_1" text:outline-level="1"><text:span text:style-name="T6">Install</text:span> python<text:span text:style-name="T6">3</text:span> with corresponding libraries on the Pi</text:h>
      <text:p text:style-name="Text_20_body"><text:span text:style-name="T8">7.<text:tab/>(</text:span><text:a xlink:type="simple" xlink:href="https://tutorials-raspberrypi.de/opencv-auf-dem-raspberry-pi-installieren/" text:style-name="Internet_20_link" text:visited-style-name="Visited_20_Internet_20_Link">https://tutorials-raspberrypi.de/opencv-auf-dem-raspberry-pi-installieren/</text:a><text:span text:style-name="T12">)</text:span></text:p>
      <text:p text:style-name="Text_20_body"><text:a xlink:type="simple" xlink:href="https://www.alatortsev.com/2018/09/05/installing-opencv-3-4-3-on-raspberry-pi-3-b/" text:style-name="Internet_20_link" text:visited-style-name="Visited_20_Internet_20_Link">https://www.alatortsev.com/2018/09/05/installing-opencv-3-4-3-on-raspberry-pi-3-b/</text:a></text:p>
      <text:p text:style-name="P17">OR:</text:p>
      <text:p text:style-name="P17">sudo apt install python3-opencv</text:p>
      <text:p text:style-name="P18"/>
      <text:p text:style-name="P9">Access via ssh:</text:p>
      <text:p text:style-name="P9"><text:a xlink:type="simple" xlink:href="https://www.raspberrypi.org/documentation/remote-access/ssh/" text:style-name="Internet_20_link" text:visited-style-name="Visited_20_Internet_20_Link">https://www.raspberrypi.org/documentation/remote-access/ssh/</text:a></text:p>
      <text:p text:style-name="P9"/>
      <text:p text:style-name="P10">8. <text:tab/>install matplotlib</text:p>
      <text:p text:style-name="P10">sudo pip3 install matplotlib</text:p>
      <text:p text:style-name="P11">9.<text:tab/>if numpy must be updated</text:p>
      <text:p text:style-name="P11">sudo pip3 install –upgrade numpy</text:p>
      <text:p text:style-name="P12">10. <text:tab/>install PIL.ImageTk</text:p>
      <text:p text:style-name="P12">sudo apt-get install python3-pil.imagetk</text:p>
      <text:p text:style-name="P13">11.<text:tab/>follow installation instruction for camera-library: <text:a xlink:type="simple" xlink:href="https://github.com/basler/pypylon" text:style-name="Internet_20_link" text:visited-style-name="Visited_20_Internet_20_Link">https://github.com/basler/pypylon</text:a></text:p>
      <text:p text:style-name="P13"><text:soft-page-break/>11.1<text:tab/>download pylon-software <text:span text:style-name="T9">for OperatingSystem: </text:span>ARM-32-bit</text:p>
      <text:p text:style-name="P14">https://github.com/Basler/pypylon/releases: install corresponding lib :</text:p>
      <text:p text:style-name="P19"><text:span text:style-name="T9">for python 3.5 install </text:span><text:a xlink:type="simple" xlink:href="https://github.com/basler/pypylon/releases/download/1.3.1/pypylon-1.3.1-cp35-cp35m-linux_armv7l.whl" text:style-name="Internet_20_link" text:visited-style-name="Visited_20_Internet_20_Link">pypylon-1.3.1-cp35-cp35m-linux_armv7l.whl</text:a></text:p>
      <text:p text:style-name="P20">pip3 install <text:a xlink:type="simple" xlink:href="https://github.com/basler/pypylon/releases/download/1.3.1/pypylon-1.3.1-cp35-cp35m-linux_armv7l.whl" text:style-name="Internet_20_link" text:visited-style-name="Visited_20_Internet_20_Link">pypylon-1.3.1-cp35-cp35m-linux_armv7l.whl</text:a></text:p>
      <text:p text:style-name="P20"/>
      <text:p text:style-name="P21">11.2 To commit permission for executing the shell script by double click go to desktop and type:</text:p>
      <text:p text:style-name="P21"><text:span text:style-name="Source_20_Text">chmod u+x BeamProfiler.sh</text:span></text:p>
      <text:h text:style-name="Heading_20_1" text:outline-level="1">Connect Pi with Touchscreen</text:h>
      <text:p text:style-name="P15">12. Remove screws of controller board at the backside of the display, put Pi on the appropriate screw socket and mount the Pi with the screws</text:p>
      <text:p text:style-name="P15">13. connect the cables from the controller board with the Pi as shown in the following link:</text:p>
      <text:p text:style-name="P15"><text:a xlink:type="simple" xlink:href="https://maker-tutorials.com/raspberry-pi-touchscreen-installieren-und-anschliessen-tipps-tricks/" text:style-name="Internet_20_link" text:visited-style-name="Visited_20_Internet_20_Link">https://maker-tutorials.com/raspberry-pi-touchscreen-installieren-und-anschliessen-tipps-tricks/</text:a></text:p>
      <text:p text:style-name="P15">14. start the Pi and if necessary rotate the display with the following command:</text:p>
      <text:p text:style-name="P15">„sudo nano /<text:span text:style-name="T10">boot</text:span><text:span text:style-name="T11">/config.txt“</text:span></text:p>
      <text:p text:style-name="P16">and add the following line on the top of the file:</text:p>
      <text:p text:style-name="P16">„lcd_rotate=2“</text:p>
      <text:p text:style-name="P16">15. save the file and test the shell script „BeamProfiler.sh“ on the Deskto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2T19:57:54.991741871</meta:creation-date>
    <dc:date>2019-03-26T21:28:18.117404491</dc:date>
    <meta:editing-duration>P2DT12M48S</meta:editing-duration>
    <meta:editing-cycles>32</meta:editing-cycles>
    <meta:generator>LibreOffice/6.0.7.3$Linux_X86_64 LibreOffice_project/00m0$Build-3</meta:generator>
    <meta:document-statistic meta:table-count="0" meta:image-count="0" meta:object-count="0" meta:page-count="2" meta:paragraph-count="41" meta:word-count="236" meta:character-count="1982" meta:non-whitespace-character-count="1783"/>
  </office:meta>
</office:document-meta>
</file>